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4"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4" office:value-type="string" calcext:value-type="string">
            <text:p>Task</text:p>
          </table:table-cell>
          <table:table-cell table:style-name="ce7" office:value-type="string" calcext:value-type="string">
            <text:p>Duration (min)</text:p>
          </table:table-cell>
          <table:table-cell table:style-name="ce4" office:value-type="string" calcext:value-type="string">
            <text:p>Notes</text:p>
          </table:table-cell>
          <table:table-cell table:style-name="ce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number-rows-repeated="1048448">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1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5">00/00/0000</text:date>, <text:time style:data-style-name="N2" text:time-value="22:10:30.70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25T22:16:18.035000000</dc:date>
    <meta:editing-duration>PT20H8M51S</meta:editing-duration>
    <meta:editing-cycles>515</meta:editing-cycles>
    <meta:document-statistic meta:table-count="1" meta:cell-count="634" meta:object-count="0"/>
  </office:meta>
</office:document-meta>
</file>